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border="0.0034in solid #E3E3E3" fo:padding="0in" style:shadow="none" fo:margin-bottom="0.1479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true" fo:font-size="27pt" style:font-size-asian="27pt" style:font-size-complex="27pt"/>
    </style:style>
    <style:style style:name="P2" style:parent-style-name="Norma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fo:font-size="18pt" style:font-size-asian="18pt" style:font-size-complex="18pt"/>
    </style:style>
    <style:style style:name="P3" style:parent-style-name="Normal" style:family="paragraph">
      <style:paragraph-properties fo:border="0.0034in solid #E3E3E3" fo:padding="0in" style:shadow="none" fo:margin-bottom="0.2083in" fo:line-height="100%" fo:background-color="#FFFFFF"/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4" style:parent-style-name="Norma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fo:font-size="18pt" style:font-size-asian="18pt" style:font-size-complex="18pt"/>
    </style:style>
    <style:style style:name="P5" style:parent-style-name="Normal" style:family="paragraph">
      <style:paragraph-properties fo:border="0.0034in solid #E3E3E3" fo:padding="0in" style:shadow="none" fo:margin-bottom="0.2083in" fo:line-height="100%" fo:background-color="#FFFFFF"/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6" style:parent-style-name="Norma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fo:font-size="18pt" style:font-size-asian="18pt" style:font-size-complex="18pt"/>
    </style:style>
    <style:style style:name="P7" style:parent-style-name="Normal" style:family="paragraph">
      <style:paragraph-properties fo:border="0.0034in solid #E3E3E3" fo:padding="0in" style:shadow="none" fo:margin-bottom="0.2083in" fo:line-height="100%" fo:background-color="#FFFFFF"/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8" style:parent-style-name="Normal" style:family="paragraph">
      <style:paragraph-properties fo:border="0.0034in solid #E3E3E3" fo:padding="0in" style:shadow="no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9" style:parent-style-name="Normal" style:family="paragraph">
      <style:paragraph-properties fo:border="0.0034in solid #E3E3E3" fo:padding="0in" style:shadow="none" fo:margin-top="0.2083in" fo:margin-bottom="0.2083in" fo:line-height="100%" fo:background-color="#FFFFFF"/>
    </style:style>
    <style:style style:name="T10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T11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0D0D0D" fo:font-size="10.5pt" style:font-size-asian="10.5pt" style:font-size-complex="10.5pt"/>
    </style:style>
    <style:style style:name="T12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13" style:parent-style-name="Norma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fo:font-size="18pt" style:font-size-asian="18pt" style:font-size-complex="18pt"/>
    </style:style>
    <style:style style:name="P14" style:parent-style-name="Normal" style:family="paragraph">
      <style:paragraph-properties fo:border="0.0034in solid #E3E3E3" fo:padding="0in" style:shadow="none" fo:margin-bottom="0.2083in" fo:line-height="100%" fo:background-color="#FFFFFF"/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15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6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0D0D0D" fo:font-size="10.5pt" style:font-size-asian="10.5pt" style:font-size-complex="10.5pt"/>
    </style:style>
    <style:style style:name="P17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8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0D0D0D" fo:font-size="10.5pt" style:font-size-asian="10.5pt" style:font-size-complex="10.5pt"/>
    </style:style>
    <style:style style:name="P19" style:parent-style-name="Norma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0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0D0D0D" fo:font-size="10.5pt" style:font-size-asian="10.5pt" style:font-size-complex="10.5pt"/>
    </style:style>
    <style:style style:name="P21" style:parent-style-name="Normal" style:family="paragraph">
      <style:paragraph-properties fo:border="0.0034in solid #E3E3E3" fo:padding="0in" style:shadow="none" fo:margin-top="0.2083in" fo:margin-bottom="0.2083in" fo:line-height="100%" fo:background-color="#FFFFFF"/>
    </style:style>
    <style:style style:name="T22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T23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0D0D0D" fo:font-size="10.5pt" style:font-size-asian="10.5pt" style:font-size-complex="10.5pt"/>
    </style:style>
    <style:style style:name="T24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25" style:parent-style-name="Norma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26" style:parent-style-name="Norma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27" style:parent-style-name="Normal" style:family="paragraph">
      <style:paragraph-properties fo:border="0.0034in solid #E3E3E3" fo:padding="0in" style:shadow="none" fo:margin-top="0.2083in" fo:margin-bottom="0.2083in" fo:line-height="100%" fo:background-color="#FFFFFF"/>
    </style:style>
    <style:style style:name="T28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T29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0D0D0D" fo:font-size="10.5pt" style:font-size-asian="10.5pt" style:font-size-complex="10.5pt"/>
    </style:style>
    <style:style style:name="T30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T31" style:parent-style-name="DefaultParagraphFont" style:family="text">
      <style:text-properties style:font-name="Ubuntu Mono" style:font-name-asian="Times New Roman" style:font-name-complex="Courier New" fo:font-weight="bold" style:font-weight-asian="bold" style:font-weight-complex="bold" fo:color="#0D0D0D" fo:font-size="10.5pt" style:font-size-asian="10.5pt" style:font-size-complex="10.5pt"/>
    </style:style>
    <style:style style:name="T32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  <style:style style:name="P33" style:parent-style-name="Normal" style:family="paragraph">
      <style:paragraph-properties fo:border="0.0034in solid #E3E3E3" fo:padding="0in" style:shadow="non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" style:parent-style-name="DefaultParagraphFont" style:family="text">
      <style:text-properties style:font-name="Segoe UI" style:font-name-asian="Times New Roman" style:font-name-complex="Segoe UI" fo:color="#0D0D0D" fo:font-size="12pt" style:font-size-asian="12pt" style:font-size-complex="12pt"/>
    </style:style>
  </office:automatic-styles>
  <office:body>
    <office:text text:use-soft-page-breaks="true">
      <text:h text:style-name="P1" text:outline-level="1">Plume Dispersion Simulation Code Execution Guide</text:h>
      <text:h text:style-name="P2" text:outline-level="2">Introduction</text:h>
      <text:p text:style-name="P3">This document provides detailed instructions for running the Plume Dispersion Simulation Code.<text:s/>Users will be able to execute simulations using predefined JSON input files, facilitating a range of environmental and atmospheric research.</text:p>
      <text:h text:style-name="P4" text:outline-level="2">Prerequisites</text:h>
      <text:p text:style-name="P5">Before proceeding with the simulation, ensure that you have access to a terminal or command-line interface on your system. It is also necessary to have the Plume Dispersion Simulation Code already installed in the specified directory on your machine.</text:p>
      <text:h text:style-name="P6" text:outline-level="2">Step 1: Navigate to the Code Build Directory</text:h>
      <text:p text:style-name="P7">The first step involves switching to the directory where the simulation code's build files are located. To do this, open your terminal and execute the following command:</text:p>
      <text:p text:style-name="P8">cd /home/xianglong/code/mtplume/build</text:p>
      <text:p text:style-name="P9"><text:span text:style-name="T10">Ensure that you replace<text:s/></text:span><text:span text:style-name="T11">/home/xianglong/code/mtplume/build</text:span><text:span text:style-name="T12"><text:s/>with the actual path to your build directory if it differs.</text:span></text:p>
      <text:h text:style-name="P13" text:outline-level="2">Step 2: Run the Simulation Executable with a JSON Input File</text:h>
      <text:p text:style-name="P14">The simulation code utilizes JSON files as input to define the parameters and settings for the simulation. Three template JSON files are provided for reference:</text:p>
      <text:list text:style-name="LFO2" text:continue-numbering="true">
        <text:list-item>
          <text:p text:style-name="P15"><text:span text:style-name="T16">input.json</text:span></text:p>
        </text:list-item>
        <text:list-item>
          <text:p text:style-name="P17"><text:span text:style-name="T18">input2.json</text:span></text:p>
        </text:list-item>
        <text:list-item>
          <text:p text:style-name="P19"><text:span text:style-name="T20">input_zfunc.json</text:span></text:p>
        </text:list-item>
      </text:list>
      <text:soft-page-break/>
      <text:p text:style-name="P21"><text:span text:style-name="T22">These files are located in<text:s/></text:span><text:span text:style-name="T23">/home/xianglong/code/mtplume/tests/unit_tests</text:span><text:span text:style-name="T24">. Users are encouraged to review these templates to understand the format and parameters required for the simulation.</text:span></text:p>
      <text:p text:style-name="P25">To run a simulation, use the following command format in your terminal, ensuring you are still in the build directory:</text:p>
      <text:p text:style-name="P26">./mtplume &lt;input_file.json&gt;</text:p>
      <text:p text:style-name="P27"><text:span text:style-name="T28">Replace<text:s/></text:span><text:span text:style-name="T29">&lt;input_file.json&gt;</text:span><text:span text:style-name="T30"><text:s/>with the path to your desired input JSON file. For example, to run a simulation using the<text:s/></text:span><text:span text:style-name="T31">input2.json</text:span><text:span text:style-name="T32"><text:s/>template, execute:</text:span></text:p>
      <text:p text:style-name="P33"><text:span text:style-name="T34">./mtplume input2.json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g, Xianglong</meta:initial-creator>
    <dc:creator>Kong, Xianglong</dc:creator>
    <meta:creation-date>2024-02-27T15:49:00Z</meta:creation-date>
    <dc:date>2024-02-27T15:58:00Z</dc:date>
    <meta:template xlink:href="Normal" xlink:type="simple"/>
    <meta:editing-cycles>1</meta:editing-cycles>
    <meta:editing-duration>PT540S</meta:editing-duration>
    <meta:document-statistic meta:page-count="2" meta:paragraph-count="3" meta:word-count="254" meta:character-count="1701" meta:row-count="12" meta:non-whitespace-character-count="1450"/>
  </office:meta>
</office:document-meta>
</file>